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bf6" officeooo:paragraph-rsid="0012abf6"/>
    </style:style>
    <style:style style:name="P2" style:family="paragraph" style:parent-style-name="Standard">
      <style:text-properties officeooo:rsid="0012abf6" officeooo:paragraph-rsid="0029b4ca"/>
    </style:style>
    <style:style style:name="P3" style:family="paragraph" style:parent-style-name="Standard">
      <style:text-properties officeooo:rsid="0012abf6" officeooo:paragraph-rsid="004c0caf"/>
    </style:style>
    <style:style style:name="P4" style:family="paragraph" style:parent-style-name="Standard">
      <style:text-properties officeooo:rsid="0012abf6" officeooo:paragraph-rsid="0058e373"/>
    </style:style>
    <style:style style:name="P5" style:family="paragraph" style:parent-style-name="Standard">
      <style:text-properties officeooo:rsid="0012abf6" officeooo:paragraph-rsid="005a6cf2"/>
    </style:style>
    <style:style style:name="P6" style:family="paragraph" style:parent-style-name="Standard">
      <style:text-properties officeooo:rsid="0035a611" officeooo:paragraph-rsid="0035a611"/>
    </style:style>
    <style:style style:name="P7" style:family="paragraph" style:parent-style-name="Standard">
      <style:text-properties officeooo:rsid="00436fb9" officeooo:paragraph-rsid="00436fb9"/>
    </style:style>
    <style:style style:name="T1" style:family="text">
      <style:text-properties officeooo:rsid="0029b4ca"/>
    </style:style>
    <style:style style:name="T2" style:family="text">
      <style:text-properties officeooo:rsid="0039f4c7"/>
    </style:style>
    <style:style style:name="T3" style:family="text">
      <style:text-properties officeooo:rsid="004c0caf"/>
    </style:style>
    <style:style style:name="T4" style:family="text">
      <style:text-properties officeooo:rsid="00508148"/>
    </style:style>
    <style:style style:name="T5" style:family="text">
      <style:text-properties officeooo:rsid="0058e373"/>
    </style:style>
    <style:style style:name="T6" style:family="text">
      <style:text-properties officeooo:rsid="0074256c"/>
    </style:style>
    <style:style style:name="T7" style:family="text">
      <style:text-properties officeooo:rsid="007b0f21"/>
    </style:style>
    <style:style style:name="T8" style:family="text">
      <style:text-properties officeooo:rsid="009d5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hani : <text:a xlink:type="simple" xlink:href="mailto:tecblic@192.168.0.199" text:style-name="Internet_20_link" text:visited-style-name="Visited_20_Internet_20_Link">tecblic@192.168.0.199</text:a></text:p>
      <text:p text:style-name="P1">pass : root</text:p>
      <text:p text:style-name="P1"/>
      <text:p text:style-name="P1"/>
      <text:p text:style-name="P1">Aman : administrator<text:a xlink:type="simple" xlink:href="mailto:tecblic@192.168.0.147" text:style-name="Internet_20_link" text:visited-style-name="Visited_20_Internet_20_Link">@192.168.0.1</text:a><text:span text:style-name="T7">60</text:span></text:p>
      <text:p text:style-name="P1">pass : <text:span text:style-name="T8">123</text:span></text:p>
      <text:p text:style-name="P1"/>
      <text:p text:style-name="P1"/>
      <text:p text:style-name="P2"><text:span text:style-name="T1">Palak</text:span> : <text:a xlink:type="simple" xlink:href="mailto:tecblic@192.168.0.147" text:style-name="Internet_20_link" text:visited-style-name="Visited_20_Internet_20_Link">tecblic@192.168.0.1</text:a><text:span text:style-name="T1">54</text:span></text:p>
      <text:p text:style-name="P2">pass : <text:span text:style-name="T1">123</text:span><text:tab/></text:p>
      <text:p text:style-name="P2"/>
      <text:p text:style-name="P6">Surbhi : <text:a xlink:type="simple" xlink:href="mailto:Tecblic@192.168.0.157" text:style-name="Internet_20_link" text:visited-style-name="Visited_20_Internet_20_Link">Tecblic@192.168.0.15</text:a><text:span text:style-name="T4">3</text:span></text:p>
      <text:p text:style-name="P6">pass : <text:span text:style-name="T2">mike</text:span></text:p>
      <text:p text:style-name="P7">Path : <text:a xlink:type="simple" xlink:href="mailto:Tecblic@192.168.0.157" text:style-name="Internet_20_link" text:visited-style-name="Visited_20_Internet_20_Link">Tecblic@192.168.0.15</text:a><text:span text:style-name="T4">3</text:span>:D:/Surbhi/Courses/</text:p>
      <text:p text:style-name="P7"/>
      <text:p text:style-name="P3"><text:span text:style-name="T3">Pankaj</text:span> : <text:span text:style-name="T3">pankaj</text:span><text:a xlink:type="simple" xlink:href="mailto:tecblic@192.168.0.147" text:style-name="Internet_20_link" text:visited-style-name="Visited_20_Internet_20_Link">@192.168.0.1</text:a><text:span text:style-name="T3">4</text:span><text:span text:style-name="T1">4</text:span></text:p>
      <text:p text:style-name="P3">pass : <text:span text:style-name="T3">root</text:span></text:p>
      <text:p text:style-name="P3"/>
      <text:p text:style-name="P4"><text:span text:style-name="T5">Himanish</text:span> : <text:span text:style-name="T5">administrator</text:span><text:a xlink:type="simple" xlink:href="mailto:tecblic@192.168.0.147" text:style-name="Internet_20_link" text:visited-style-name="Visited_20_Internet_20_Link">@192.168.0.</text:a><text:span text:style-name="T5">192</text:span></text:p>
      <text:p text:style-name="P4">pass : <text:span text:style-name="T5">123</text:span></text:p>
      <text:p text:style-name="P4"/>
      <text:p text:style-name="P5"><text:span text:style-name="T6">Ankit</text:span> : <text:span text:style-name="T6">ankit</text:span><text:a xlink:type="simple" xlink:href="mailto:krunal/administrator@192.168.0.193" text:style-name="Internet_20_link" text:visited-style-name="Visited_20_Internet_20_Link">@192.168.0.1</text:a><text:span text:style-name="T6">14</text:span></text:p>
      <text:p text:style-name="P5">pass : <text:span text:style-name="T6">252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6:56:51.271647867</meta:creation-date>
    <meta:generator>LibreOffice/7.3.6.2$Linux_X86_64 LibreOffice_project/30$Build-2</meta:generator>
    <dc:date>2022-10-13T12:03:31.278036508</dc:date>
    <meta:editing-duration>PT1H55M39S</meta:editing-duration>
    <meta:editing-cycles>13</meta:editing-cycles>
    <meta:document-statistic meta:table-count="0" meta:image-count="0" meta:object-count="0" meta:page-count="1" meta:paragraph-count="15" meta:word-count="45" meta:character-count="340" meta:non-whitespace-character-count="309"/>
  </office:meta>
</office:document-meta>
</file>